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4fc" officeooo:paragraph-rsid="00098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A lds c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0:12:01.777403362</meta:creation-date>
    <dc:date>2014-11-30T20:12:23.181244148</dc:date>
    <meta:editing-duration>PT21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  <meta:generator>LibreOffice/4.3.3.2$Linux_X86_64 LibreOffice_project/430m0$Build-2</meta:generator>
  </office:meta>
</office:document-meta>
</file>